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inea-Identity-H" svg:font-family="Vinea-Identity-H"/>
    <style:font-face style:name="Arial Unicode MS1" svg:font-family="'Arial Unicode MS'" style:font-family-generic="swiss"/>
    <style:font-face style:name="Cissanthemos:calt&amp;dlig&amp;hist&amp;liga&amp;titl&amp;kern" svg:font-family="Cissanthemos:calt&amp;dlig&amp;hist&amp;liga&amp;titl&amp;kern" style:font-adornments="Regular" style:font-pitch="variable"/>
    <style:font-face style:name="Cissanthemos:calt&amp;hist&amp;liga&amp;kern1" svg:font-family="Cissanthemos:calt&amp;hist&amp;liga&amp;kern" style:font-pitch="variable"/>
    <style:font-face style:name="Cissanthemos:calt&amp;hist&amp;liga&amp;kern" svg:font-family="Cissanthemos:calt&amp;hist&amp;liga&amp;kern" style:font-adornments="Regular" style:font-pitch="variable"/>
    <style:font-face style:name="Cissanthemos:calt&amp;hist&amp;liga&amp;kern&amp;TITL" svg:font-family="Cissanthemos:calt&amp;hist&amp;liga&amp;kern&amp;TITL" style:font-pitch="variable"/>
    <style:font-face style:name="Cissanthemos:calt&amp;hist&amp;liga&amp;kern&amp;dlig" svg:font-family="Cissanthemos:calt&amp;hist&amp;liga&amp;kern&amp;dlig" style:font-pitch="variable"/>
    <style:font-face style:name="Cissanthemos:calt&amp;hist&amp;liga&amp;kern&amp;salt" svg:font-family="Cissanthemos:calt&amp;hist&amp;liga&amp;kern&amp;salt" style:font-pitch="variable"/>
    <style:font-face style:name="Cissanthemos:calt&amp;hist&amp;liga&amp;kern&amp;salt&amp;swsh" svg:font-family="Cissanthemos:calt&amp;hist&amp;liga&amp;kern&amp;salt&amp;swsh" style:font-pitch="variable"/>
    <style:font-face style:name="Cissanthemos:calt&amp;hist&amp;liga&amp;kern&amp;ss02" svg:font-family="Cissanthemos:calt&amp;hist&amp;liga&amp;kern&amp;ss02" style:font-pitch="variable"/>
    <style:font-face style:name="Cissanthemos:calt&amp;hist&amp;liga&amp;kern&amp;swsh" svg:font-family="Cissanthemos:calt&amp;hist&amp;liga&amp;kern&amp;swsh" style:font-pitch="variable"/>
    <style:font-face style:name="Cissanthemos:calt&amp;hist&amp;liga&amp;kern&amp;titl" svg:font-family="Cissanthemos:calt&amp;hist&amp;liga&amp;kern&amp;titl" style:font-pitch="variable"/>
    <style:font-face style:name="Cissanthemos:calt&amp;liga&amp;kern" svg:font-family="Cissanthemos:calt&amp;liga&amp;kern" style:font-pitch="variable"/>
    <style:font-face style:name="Cissanthemos:calt&amp;liga&amp;kern&amp;salt" svg:font-family="Cissanthemos:calt&amp;liga&amp;kern&amp;salt" style:font-pitch="variable"/>
    <style:font-face style:name="Cissanthemos:calt&amp;liga&amp;kern&amp;ss18" svg:font-family="Cissanthemos:calt&amp;liga&amp;kern&amp;ss18" style:font-pitch="variable"/>
    <style:font-face style:name="Cissanthemos:calt&amp;liga&amp;kern&amp;titl" svg:font-family="Cissanthemos:calt&amp;liga&amp;kern&amp;titl" style:font-pitch="variable"/>
    <style:font-face style:name="Cissanthemos:ss12" svg:font-family="Cissanthemos:ss12" style:font-adornments="Regular" style:font-pitch="variable"/>
    <style:font-face style:name="Cissanthemos:titl" svg:font-family="Cissanthemos:titl" style:font-adornments="Regular" style:font-pitch="variable"/>
    <style:font-face style:name="ElstobZ" svg:font-family="ElstobZ" style:font-adornments="Regular" style:font-pitch="variable"/>
    <style:font-face style:name="ElstobZ:ss02" svg:font-family="ElstobZ:ss0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itle">
      <style:text-properties fo:color="#8d281e"/>
    </style:style>
    <style:style style:name="P2" style:family="paragraph" style:parent-style-name="Frame_20_contents">
      <style:paragraph-properties fo:text-align="start" style:justify-single-word="false"/>
      <style:text-properties officeooo:rsid="0019e9cf" officeooo:paragraph-rsid="0019e9cf"/>
    </style:style>
    <style:style style:name="P3" style:family="paragraph" style:parent-style-name="Frame_20_contents">
      <style:text-properties officeooo:rsid="0019e9cf" officeooo:paragraph-rsid="0019e9cf"/>
    </style:style>
    <style:style style:name="P4" style:family="paragraph" style:parent-style-name="Frame_20_contents">
      <style:text-properties officeooo:rsid="001ae2da" officeooo:paragraph-rsid="001ae2da"/>
    </style:style>
    <style:style style:name="P5" style:family="paragraph" style:parent-style-name="Frame_20_contents">
      <style:text-properties officeooo:rsid="001b78ee" officeooo:paragraph-rsid="001b78ee"/>
    </style:style>
    <style:style style:name="P6" style:family="paragraph" style:parent-style-name="Frame_20_contents">
      <style:text-properties officeooo:rsid="001bed0c" officeooo:paragraph-rsid="001bed0c"/>
    </style:style>
    <style:style style:name="P7" style:family="paragraph" style:parent-style-name="Frame_20_contents">
      <style:text-properties officeooo:rsid="001db487" officeooo:paragraph-rsid="001db487"/>
    </style:style>
    <style:style style:name="P8" style:family="paragraph" style:parent-style-name="Frame_20_contents">
      <style:text-properties officeooo:rsid="001ec793" officeooo:paragraph-rsid="001ec793"/>
    </style:style>
    <style:style style:name="P9" style:family="paragraph" style:parent-style-name="Frame_20_contents">
      <style:text-properties officeooo:rsid="0020af61" officeooo:paragraph-rsid="0020af61"/>
    </style:style>
    <style:style style:name="P10" style:family="paragraph" style:parent-style-name="Frame_20_contents">
      <style:text-properties officeooo:rsid="002306f9" officeooo:paragraph-rsid="00246cdf"/>
    </style:style>
    <style:style style:name="P11" style:family="paragraph" style:parent-style-name="Text_20_body">
      <style:text-properties officeooo:paragraph-rsid="0012164f"/>
    </style:style>
    <style:style style:name="P12" style:family="paragraph" style:parent-style-name="Text_20_body">
      <style:text-properties style:font-name="Cissanthemos:titl" officeooo:paragraph-rsid="0012164f"/>
    </style:style>
    <style:style style:name="P13" style:family="paragraph" style:parent-style-name="Text_20_body">
      <style:text-properties officeooo:paragraph-rsid="0013b5b6"/>
    </style:style>
    <style:style style:name="P14" style:family="paragraph" style:parent-style-name="Text_20_body">
      <style:paragraph-properties fo:margin-left="0in" fo:margin-right="0in" fo:text-indent="0in" style:auto-text-indent="false"/>
      <style:text-properties fo:color="#50200c" style:font-name="Cissanthemos:calt&amp;liga&amp;kern"/>
    </style:style>
    <style:style style:name="P15" style:family="paragraph" style:parent-style-name="Text_20_body" style:master-page-name="">
      <style:paragraph-properties style:page-number="auto">
        <style:drop-cap style:lines="2" style:style-name="Drop"/>
      </style:paragraph-properties>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style:font-name="Cissanthemos:calt&amp;liga&amp;kern"/>
    </style:style>
    <style:style style:name="P18" style:family="paragraph" style:parent-style-name="Heading_20_1">
      <style:text-properties officeooo:paragraph-rsid="0012164f"/>
    </style:style>
    <style:style style:name="T1" style:family="text">
      <style:text-properties officeooo:rsid="0013b5b6"/>
    </style:style>
    <style:style style:name="T2" style:family="text">
      <style:text-properties officeooo:rsid="001567c5"/>
    </style:style>
    <style:style style:name="T3" style:family="text">
      <style:text-properties style:font-name="Cissanthemos:calt&amp;hist&amp;liga&amp;kern&amp;swsh"/>
    </style:style>
    <style:style style:name="T4" style:family="text">
      <style:text-properties style:font-name="Cissanthemos:calt&amp;hist&amp;liga&amp;kern1"/>
    </style:style>
    <style:style style:name="T5" style:family="text">
      <style:text-properties style:font-name="Cissanthemos:calt&amp;hist&amp;liga&amp;kern1" officeooo:rsid="001ec793"/>
    </style:style>
    <style:style style:name="T6" style:family="text">
      <style:text-properties style:font-name="Cissanthemos:calt&amp;hist&amp;liga&amp;kern&amp;salt"/>
    </style:style>
    <style:style style:name="T7" style:family="text">
      <style:text-properties style:font-name="Cissanthemos:calt&amp;hist&amp;liga&amp;kern&amp;salt&amp;swsh"/>
    </style:style>
    <style:style style:name="T8" style:family="text">
      <style:text-properties fo:font-weight="bold" style:font-weight-asian="bold" style:font-weight-complex="bold"/>
    </style:style>
    <style:style style:name="T9" style:family="text">
      <style:text-properties fo:font-weight="bold" officeooo:rsid="001db487" style:font-weight-asian="bold" style:font-weight-complex="bold"/>
    </style:style>
    <style:style style:name="T10" style:family="text">
      <style:text-properties fo:font-weight="bold" officeooo:rsid="00246cdf"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db487"/>
    </style:style>
    <style:style style:name="T14" style:family="text">
      <style:text-properties style:font-name="Cissanthemos:calt&amp;hist&amp;liga&amp;kern&amp;ss02"/>
    </style:style>
    <style:style style:name="T15" style:family="text">
      <style:text-properties style:font-name="Cissanthemos:calt&amp;hist&amp;liga&amp;kern&amp;dlig"/>
    </style:style>
    <style:style style:name="T16" style:family="text">
      <style:text-properties style:font-name="Cissanthemos:calt&amp;hist&amp;liga&amp;kern&amp;dlig" officeooo:rsid="001ec793"/>
    </style:style>
    <style:style style:name="T17" style:family="text">
      <style:text-properties officeooo:rsid="0023c253"/>
    </style:style>
    <style:style style:name="T18" style:family="text">
      <style:text-properties style:font-name="ElstobZ:ss02" officeooo:rsid="0023c253"/>
    </style:style>
    <style:style style:name="T19" style:family="text">
      <style:text-properties officeooo:rsid="00246cdf"/>
    </style:style>
    <style:style style:name="T20" style:family="text">
      <style:text-properties officeooo:rsid="0024a1c5"/>
    </style:style>
    <style:style style:name="T21" style:family="text">
      <style:text-properties fo:color="#217021" style:font-name="Vinea-Identity-H" fo:font-size="28pt"/>
    </style:style>
    <style:style style:name="T22" style:family="text">
      <style:text-properties fo:color="#217021" style:font-name="Vinea-Identity-H" fo:font-size="12pt"/>
    </style:style>
    <style:style style:name="T23" style:family="text">
      <style:text-properties style:font-name="Cissanthemos:calt&amp;liga&amp;kern&amp;salt"/>
    </style:style>
    <style:style style:name="T24" style:family="text">
      <style:text-properties officeooo:rsid="0024f33b"/>
    </style:style>
    <style:style style:name="T25" style:family="text">
      <style:text-properties fo:color="#47352b" style:font-name="Vinea-Identity-H" fo:font-size="12pt"/>
    </style:style>
    <style:style style:name="T26" style:family="text">
      <style:text-properties fo:color="#3a7059" style:font-name="Vinea-Identity-H" fo:font-size="28pt"/>
    </style:style>
    <style:style style:name="T27" style:family="text">
      <style:text-properties officeooo:rsid="00253db7"/>
    </style:style>
    <style:style style:name="T28" style:family="text">
      <style:text-properties style:font-name="Cissanthemos:calt&amp;hist&amp;liga&amp;kern&amp;TITL" officeooo:rsid="00253db7"/>
    </style:style>
    <style:style style:name="T29" style:family="text">
      <style:text-properties style:font-name="Cissanthemos:calt&amp;hist&amp;liga&amp;kern&amp;titl"/>
    </style:style>
    <style:style style:name="T30" style:family="text">
      <style:text-properties style:font-name="Cissanthemos:calt&amp;hist&amp;liga&amp;kern&amp;titl" officeooo:rsid="00253db7"/>
    </style:style>
    <style:style style:name="T31" style:family="text">
      <style:text-properties style:font-name="Cissanthemos:calt&amp;liga&amp;kern&amp;titl"/>
    </style:style>
    <style:style style:name="fr1" style:family="graphic" style:parent-style-name="Marginalia"/>
    <style:style style:name="fr2" style:family="graphic" style:parent-style-name="Marginalia">
      <style:graphic-properties style:vertical-pos="from-top" style:vertical-rel="paragraph" style:horizontal-pos="from-left" style:horizontal-rel="paragraph" fo:background-color="transparent" draw:fill="none"/>
    </style:style>
    <style:style style:name="fr3" style:family="graphic" style:parent-style-name="Marginalia">
      <style:graphic-properties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Marginalia" draw:name="Marginal Note" text:anchor-type="paragraph" svg:width="1.378in" draw:z-index="0"><draw:text-box fo:min-height="0.5547in"><text:p text:style-name="P2">Title has OpenType features <text:span text:style-name="T8">titl</text:span> (Titling Capitals) and <text:span text:style-name="T8">dlig</text:span> (Discretionary Ligatures)</text:p></draw:text-box></draw:frame>ALC<text:span text:style-name="T1">V</text:span>IN</text:p>
      <text:p text:style-name="Title">CONFLICT<text:span text:style-name="T1">V</text:span>S <text:span text:style-name="T1">V</text:span>ERIS E<text:span text:style-name="T2">T</text:span> HIEMIS </text:p>
      <text:p text:style-name="P12"/>
      <text:p text:style-name="P15"><draw:frame draw:style-name="Marginalia" draw:name="Frame1" text:anchor-type="paragraph" svg:width="1.4in" draw:z-index="1"><draw:text-box fo:min-height="0.5563in"><text:p text:style-name="P3">All text has <text:span text:style-name="T8">hist</text:span> (Historical Forms). The Drop Cap has <text:s/><text:span text:style-name="T8">ss12</text:span> (Heavy Capitals).</text:p></draw:text-box></draw:frame><draw:frame draw:style-name="fr2" draw:name="Frame2" text:anchor-type="paragraph" svg:x="-0.011in" svg:y="0.6528in" svg:width="1.4in" draw:z-index="2"><draw:text-box fo:min-height="0.2in"><text:p text:style-name="P3">Variant form<text:span text:style-name="T20">s</text:span> of <text:span text:style-name="T12">a</text:span> and other letters applied semi-randomly.</text:p></draw:text-box></draw:frame><draw:frame draw:style-name="fr3" draw:name="Frame3" text:anchor-type="paragraph" svg:x="0in" svg:y="1.3098in" svg:width="1.4in" draw:z-index="3"><draw:text-box fo:min-height="0.2in"><text:p text:style-name="P4"><text:span text:style-name="T12">t</text:span> with flourish at line-end applied with <text:span text:style-name="T8">swsh</text:span> <text:span text:style-name="T17">(Swash).</text:span></text:p></draw:text-box></draw:frame>Conueniu<text:span text:style-name="T6">n</text:span>t subito cuncti de montibus altis<text:line-break/>pastores pecudum uernali luce sub umbra<text:line-break/>arborea, pariter laetas celebrare Camenas.<text:line-break/>adfuit et iuuenis Dafnis seniorque Palemon:<text:line-break/>omnes hi cuculo laudes cantare parabant.<text:line-break/>uer quoque florigero succinctus stemmate ueni<text:span text:style-name="T3">t</text:span>,<text:line-break/>frigida uenit Hiems, rigidis hirsuta capillis.<text:line-break/>his certamen erat cuculi de carmine grand<text:span text:style-name="T3">e</text:span>.<text:line-break/>uer prior adlusit ternos modulamine uersus. </text:p>
      <text:h text:style-name="P18" text:outline-level="1"><draw:frame draw:style-name="Marginalia" draw:name="Frame4" text:anchor-type="paragraph" svg:width="1.4in" draw:z-index="4"><draw:text-box fo:min-height="0.2in"><text:p text:style-name="P5">Heading 1 style is 16pt with <text:span text:style-name="T8">hist</text:span>.</text:p></draw:text-box></draw:frame>Ver</text:h>
      <text:p text:style-name="Text_20_body"><draw:frame draw:style-name="fr3" draw:name="Frame5" text:anchor-type="paragraph" svg:x="0in" svg:y="0.5299in" svg:width="1.4in" draw:z-index="5"><draw:text-box fo:min-height="0.2in"><text:p text:style-name="P5">Alternate r in <text:span text:style-name="T11">rostro</text:span> made with <text:span text:style-name="T8">salt</text:span> <text:span text:style-name="T17">(Stylistic Alternates)</text:span>.</text:p></draw:text-box></draw:frame>Opto meus ueniat cuculus, carissimus ales.<text:line-break/>omnibus iste solet fieri gratissimus hospes <text:line-break/>in tectis, modulans rutilo bona carmina rost<text:span text:style-name="T6">r</text:span>o. </text:p>
      <text:h text:style-name="Heading_20_1" text:outline-level="1">Hiems</text:h>
      <text:p text:style-name="P11"><draw:frame draw:style-name="Marginalia" draw:name="Frame6" text:anchor-type="paragraph" svg:width="1.4in" draw:z-index="6"><draw:text-box fo:min-height="0.2in"><text:p text:style-name="P6">Alternate capital <text:span text:style-name="T11">H</text:span> made with <text:span text:style-name="T8">salt</text:span>.</text:p></draw:text-box></draw:frame>Tum glacialis <text:span text:style-name="T6">H</text:span>iems respondit uoce seuer<text:span text:style-name="T4">a</text:span>:<text:line-break/>non ueniat cuculus, nigris sed dormiat antris.<text:line-break/>iste famem secum semper portare suesci<text:span text:style-name="T3">t</text:span>. </text:p>
      <text:h text:style-name="Heading_20_1" text:outline-level="1">Ver</text:h>
      <text:p text:style-name="P11"><draw:frame draw:style-name="fr3" draw:name="Frame7" text:anchor-type="paragraph" svg:x="0in" svg:y="0.1717in" svg:width="1.4in" draw:z-index="7"><draw:text-box fo:min-height="0.2in"><text:p text:style-name="P6">Alternate <text:span text:style-name="T11">n</text:span> made with <text:span text:style-name="T8">salt</text:span> and <text:span text:style-name="T8">swsh</text:span>.</text:p></draw:text-box></draw:frame><draw:frame draw:style-name="fr3" draw:name="Frame8" text:anchor-type="paragraph" svg:x="0in" svg:y="0.5299in" svg:width="1.4in" draw:z-index="8"><draw:text-box fo:min-height="0.2in"><text:p text:style-name="P6">Alternate <text:span text:style-name="T11">n</text:span> of <text:span text:style-name="T11">serena</text:span> made with <text:span text:style-name="T8">salt</text:span> only. <text:span text:style-name="T13">Alternate capital P made with </text:span><text:span text:style-name="T9">salt</text:span><text:span text:style-name="T13">.</text:span></text:p></draw:text-box></draw:frame><text:span text:style-name="T6">O</text:span>pto meus ueniat cuculus cum germine laeto,<text:line-break/>frigora depellat, Phoebo comes almus i<text:span text:style-name="T7">n</text:span> aeuum.<text:line-break/><text:span text:style-name="T6">P</text:span>hoebus amat cuculum crescenti luce sere<text:span text:style-name="T6">n</text:span>a. </text:p>
      <text:h text:style-name="Heading_20_1" text:outline-level="1"><text:span text:style-name="T6">H</text:span>iems</text:h>
      <text:p text:style-name="P11"><draw:frame draw:style-name="Marginalia" draw:name="Frame9" text:anchor-type="paragraph" svg:width="1.4in" draw:z-index="9"><draw:text-box fo:min-height="0.2in"><text:p text:style-name="P7">Insular <text:span text:style-name="T11">s</text:span> <text:span text:style-name="T17">(</text:span><text:span text:style-name="T18">s</text:span><text:span text:style-name="T17">) </text:span>of <text:s/><text:span text:style-name="T11">cuculus</text:span> made with <text:span text:style-name="T8">ss02</text:span>.</text:p></draw:text-box></draw:frame>Non ueniat cuculu<text:span text:style-name="T14">s</text:span>, generat quia forte labores,<text:line-break/><text:span text:style-name="T24">pro</text:span>elia congeminat, requiem disiungit amatam,<text:line-break/>omnia disturbat; pelagi terraeque laborant. </text:p>
      <text:h text:style-name="Heading_20_1" text:outline-level="1"><draw:frame draw:style-name="Marginalia" draw:name="Frame10" text:anchor-type="paragraph" svg:width="1.4in" draw:z-index="10"><draw:text-box fo:min-height="0.2in"><text:p text:style-name="P8">Note that <text:span text:style-name="T19">K</text:span>erning <text:span text:style-name="T19">(</text:span><text:span text:style-name="T10">kern</text:span><text:span text:style-name="T19">)</text:span>, Contextual Alternates <text:span text:style-name="T19">(</text:span><text:span text:style-name="T10">calt</text:span><text:span text:style-name="T19">)</text:span> and Standard Ligatures <text:span text:style-name="T19">(</text:span><text:span text:style-name="T10">liga</text:span><text:span text:style-name="T19">)</text:span> should be on at all times. In MS Word, enable them on the “Advanced” tab of the “Font” dialog.</text:p></draw:text-box></draw:frame><text:soft-page-break/>Ver</text:h>
      <text:p text:style-name="P11">Quid tu, tarda Hiems, cuculo conuitia cantas?<text:line-break/>qui torpore graui tenebrosis tectus in antris<text:line-break/>post epulas Veneris, post stulti pocula Bacchi. </text:p>
      <text:h text:style-name="Heading_20_1" text:outline-level="1"><text:span text:style-name="T6">H</text:span>iems</text:h>
      <text:p text:style-name="P11">Sunt mihi diuitiae, sunt et conuiuia laeta,<text:line-break/>est requies dulcis, calidus est ignis in aed<text:span text:style-name="T3">e</text:span>.<text:line-break/>haec cuculus nescit, sed perfidis ille laborat. </text:p>
      <text:h text:style-name="Heading_20_1" text:outline-level="1">Ver</text:h>
      <text:p text:style-name="P11">Ore ferat flores cuculus, <text:span text:style-name="T19">&amp;</text:span> mella ministrat,<text:line-break/>aedificatque domus, placidas et nauigat undas,<text:line-break/>et generat soboles, laetos <text:span text:style-name="T5">e</text:span><text:span text:style-name="T4">t</text:span> uestiet agros. </text:p>
      <text:h text:style-name="Heading_20_1" text:outline-level="1">Hiems</text:h>
      <text:p text:style-name="P11"><draw:frame draw:style-name="fr3" draw:name="Frame11" text:anchor-type="paragraph" svg:x="0in" svg:y="0.5472in" svg:width="1.4in" draw:z-index="11"><draw:text-box fo:min-height="0.2in"><text:p text:style-name="P8">The large ampersand is actually a Discretionary Ligature of <text:span text:style-name="T11">Et</text:span>.</text:p></draw:text-box></draw:frame>Haec inimica mihi sunt, quae tibi laeta uidentu<text:span text:style-name="T7">r</text:span>.<text:line-break/>sed placet optatas gazas numerare ꝑ arcas<text:line-break/><text:span text:style-name="T16">E</text:span><text:span text:style-name="T15">t</text:span> gaudere cibis simul <text:span text:style-name="T19">&amp;</text:span> requiescere sempe<text:span text:style-name="T3">r</text:span>. </text:p>
      <text:h text:style-name="Heading_20_1" text:outline-level="1">Ver</text:h>
      <text:p text:style-name="P13"><draw:frame draw:style-name="Marginalia" draw:name="Frame12" text:anchor-type="paragraph" svg:width="1.4in" draw:z-index="12"><draw:text-box fo:min-height="0.2in"><text:p text:style-name="P9"><text:span text:style-name="T19">This v</text:span>ariant <text:span text:style-name="T19">of</text:span> <text:span text:style-name="T11">Q</text:span> <text:span text:style-name="T19">should</text:span> appear rarely. To make it disappear, turn off Contextual Alternates <text:span text:style-name="T19">(</text:span><text:span text:style-name="T10">calt</text:span><text:span text:style-name="T19">)</text:span> for the word <text:span text:style-name="T11">Quis</text:span>.</text:p></draw:text-box></draw:frame>Quis tibi, tarda Hiems, semper dormire parata,<text:line-break/>diuitias cumulat, gazas uel congregat ullas,<text:line-break/>si uer uel aestas ante tibi nulla laborant? </text:p>
      <text:h text:style-name="Heading_20_1" text:outline-level="1"><draw:frame draw:style-name="Marginalia" draw:name="Frame14" text:anchor-type="paragraph" svg:width="1.4in" draw:z-index="13"><draw:text-box fo:min-height="0.2in"><text:p text:style-name="P10">Several OpenType features to which MS Word does not provide access are duplicated <text:s/><text:span text:style-name="T19">in Cissanthemos </text:span>as Stylistic Sets:</text:p><text:p text:style-name="P10"/><text:p text:style-name="P10"><text:span text:style-name="T8">ss09</text:span> = Titling Capitals</text:p><text:p text:style-name="P10"><text:span text:style-name="T8">ss12</text:span> = Swash</text:p><text:p text:style-name="P10"><text:span text:style-name="T8">ss16</text:span> = Historical Forms</text:p><text:p text:style-name="P10"><text:span text:style-name="T8">ss18</text:span> = Stylistic Alternates</text:p></draw:text-box></draw:frame><text:span text:style-name="T6">H</text:span>iems</text:h>
      <text:p text:style-name="P13">Vera refers: illi, quoniam mihi multa laboran<text:span text:style-name="T3">t</text:span>,<text:line-break/>sunt etiam serui nostra ditione subacti.<text:line-break/>iam mihi seruantes domino, quaecumque laborant. </text:p>
      <text:h text:style-name="Heading_20_1" text:outline-level="1">Ver</text:h>
      <text:p text:style-name="P13">Non illis dominus, sed pauper inopsque superbus.<text:line-break/>Nec te iam poteris ꝑ te tu pascere tantum <text:line-break/>ni tibi qui ueniet cuculus alimonia praestat. </text:p>
      <text:h text:style-name="Heading_20_1" text:outline-level="1"><text:soft-page-break/><text:span text:style-name="T6">P</text:span>alemon</text:h>
      <text:p text:style-name="P13">Tunc respondit ouans sublime e sede Palemon<text:line-break/>et Dafnis pariter, pastorum et turba piorum:<text:line-break/>‘Desine plura, hiems: rerum tu ꝓdigus, atrox.<text:line-break/>et ueniat cuculus, pastorum dulcis amicus,<text:line-break/>collibus in nostris erumpant germina laeta,<text:line-break/>pascua sint pecori, requies et dulcis in aruis.<text:line-break/>et uirides rami praestent umbracula fessis,<text:line-break/>uberibus plenis ueniantque ad mulctra capellae,<text:line-break/>et uolucres uaria Phoebum sub uoce salutent.<text:line-break/>quapropter citius cuculus nunc ecce uenito!<text:line-break/>tu iam dulcis amor, cunctis gratissimus hospes.<text:line-break/>omnia te expectant, pelagus tellusque polusque.<text:line-break/>salue, dulce decus, cuculus per saecula salue!’</text:p>
      <text:p text:style-name="P13"/>
      <text:p text:style-name="P13"/>
      <text:p text:style-name="P17"><text:span text:style-name="T31">CISSANTHEMOS</text:span> is a script font based on the hand of the early ninth-century scribe of the Royal Bible, British Library MS Royal 1 E <text:span text:style-name="T31">VI</text:span>. This magnificent but fragmentary manuscript was probably written at the abbey of St Augustine’s, Canterbury. At the dissolution of the monasteries during the reign of Henry <text:span text:style-name="T31">VIII</text:span> it came into the hands of John Lumley, First (and only) Baron Lumley, a book collector. After Lumley died childless in 1609, the book passed to the royal family. King George <text:span text:style-name="T31">II</text:span> donated it to the British Museum in 1757.</text:p>
      <text:p text:style-name="P16"/>
      <text:p text:style-name="P17">The script employed by this scribe is “insular hybrid minuscule,” a formal hand used for important ecclesiastical books. The volume also employs a variety of capitals for several purposes—to begin sentences, for titles, and for what are now called “drop caps.” Accordingly, Vinea has three distinct styles of capitals for most letters of the alphabet, selectable by OpenType features. </text:p>
      <text:p text:style-name="Text_20_body"/>
      <text:p text:style-name="P14">Cissanthemos font Copyright © 2020 by Peter S. Baker. Cissanthemos incorporates the capitals in the “Anglo-Saxon Caps” font, <text:span text:style-name="T23">C</text:span>opyright © 1993 by Peter S. Bak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inea-Identity-H" svg:font-family="Vinea-Identity-H"/>
    <style:font-face style:name="Arial Unicode MS1" svg:font-family="'Arial Unicode MS'" style:font-family-generic="swiss"/>
    <style:font-face style:name="Cissanthemos:calt&amp;dlig&amp;hist&amp;liga&amp;titl&amp;kern" svg:font-family="Cissanthemos:calt&amp;dlig&amp;hist&amp;liga&amp;titl&amp;kern" style:font-adornments="Regular" style:font-pitch="variable"/>
    <style:font-face style:name="Cissanthemos:calt&amp;hist&amp;liga&amp;kern1" svg:font-family="Cissanthemos:calt&amp;hist&amp;liga&amp;kern" style:font-pitch="variable"/>
    <style:font-face style:name="Cissanthemos:calt&amp;hist&amp;liga&amp;kern" svg:font-family="Cissanthemos:calt&amp;hist&amp;liga&amp;kern" style:font-adornments="Regular" style:font-pitch="variable"/>
    <style:font-face style:name="Cissanthemos:calt&amp;hist&amp;liga&amp;kern&amp;TITL" svg:font-family="Cissanthemos:calt&amp;hist&amp;liga&amp;kern&amp;TITL" style:font-pitch="variable"/>
    <style:font-face style:name="Cissanthemos:calt&amp;hist&amp;liga&amp;kern&amp;dlig" svg:font-family="Cissanthemos:calt&amp;hist&amp;liga&amp;kern&amp;dlig" style:font-pitch="variable"/>
    <style:font-face style:name="Cissanthemos:calt&amp;hist&amp;liga&amp;kern&amp;salt" svg:font-family="Cissanthemos:calt&amp;hist&amp;liga&amp;kern&amp;salt" style:font-pitch="variable"/>
    <style:font-face style:name="Cissanthemos:calt&amp;hist&amp;liga&amp;kern&amp;salt&amp;swsh" svg:font-family="Cissanthemos:calt&amp;hist&amp;liga&amp;kern&amp;salt&amp;swsh" style:font-pitch="variable"/>
    <style:font-face style:name="Cissanthemos:calt&amp;hist&amp;liga&amp;kern&amp;ss02" svg:font-family="Cissanthemos:calt&amp;hist&amp;liga&amp;kern&amp;ss02" style:font-pitch="variable"/>
    <style:font-face style:name="Cissanthemos:calt&amp;hist&amp;liga&amp;kern&amp;swsh" svg:font-family="Cissanthemos:calt&amp;hist&amp;liga&amp;kern&amp;swsh" style:font-pitch="variable"/>
    <style:font-face style:name="Cissanthemos:calt&amp;hist&amp;liga&amp;kern&amp;titl" svg:font-family="Cissanthemos:calt&amp;hist&amp;liga&amp;kern&amp;titl" style:font-pitch="variable"/>
    <style:font-face style:name="Cissanthemos:calt&amp;liga&amp;kern" svg:font-family="Cissanthemos:calt&amp;liga&amp;kern" style:font-pitch="variable"/>
    <style:font-face style:name="Cissanthemos:calt&amp;liga&amp;kern&amp;salt" svg:font-family="Cissanthemos:calt&amp;liga&amp;kern&amp;salt" style:font-pitch="variable"/>
    <style:font-face style:name="Cissanthemos:calt&amp;liga&amp;kern&amp;ss18" svg:font-family="Cissanthemos:calt&amp;liga&amp;kern&amp;ss18" style:font-pitch="variable"/>
    <style:font-face style:name="Cissanthemos:calt&amp;liga&amp;kern&amp;titl" svg:font-family="Cissanthemos:calt&amp;liga&amp;kern&amp;titl" style:font-pitch="variable"/>
    <style:font-face style:name="Cissanthemos:ss12" svg:font-family="Cissanthemos:ss12" style:font-adornments="Regular" style:font-pitch="variable"/>
    <style:font-face style:name="Cissanthemos:titl" svg:font-family="Cissanthemos:titl" style:font-adornments="Regular" style:font-pitch="variable"/>
    <style:font-face style:name="ElstobZ" svg:font-family="ElstobZ" style:font-adornments="Regular" style:font-pitch="variable"/>
    <style:font-face style:name="ElstobZ:ss02" svg:font-family="ElstobZ:ss02"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5in"/>
      <style:text-properties style:font-name="Cissanthemos:calt&amp;hist&amp;liga&amp;kern" fo:font-family="Cissanthemos:calt&amp;hist&amp;liga&amp;kern" style:font-style-name="Regular" style:font-pitch="variable" fo:font-weight="6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1.7in" fo:margin-right="0in" fo:margin-top="0in" fo:margin-bottom="0in" loext:contextual-spacing="false" fo:line-height="0.25in" fo:text-indent="0in" style:auto-text-indent="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1.7in" fo:margin-right="0in" fo:margin-top="0.1665in" fo:margin-bottom="0.0835in" loext:contextual-spacing="false" fo:text-indent="0in" style:auto-text-indent="false"/>
      <style:text-properties fo:color="#8d281e" style:font-name="Cissanthemos:calt&amp;hist&amp;liga&amp;kern" fo:font-family="Cissanthemos:calt&amp;hist&amp;liga&amp;kern" style:font-style-name="Regular" style:font-pitch="variable" fo:font-size="16pt" fo:font-style="normal" fo:font-weight="600" style:font-size-asian="130%" style:font-weight-asian="bold" style:font-size-complex="130%" style:font-weight-complex="bold"/>
    </style:style>
    <style:style style:name="Title" style:family="paragraph" style:parent-style-name="Heading" style:next-style-name="Text_20_body" style:class="chapter">
      <style:paragraph-properties fo:margin-left="1.7in" fo:margin-right="0in" fo:text-align="start" style:justify-single-word="false" fo:text-indent="0in" style:auto-text-indent="false"/>
      <style:text-properties fo:color="#472702" style:font-name="Cissanthemos:calt&amp;dlig&amp;hist&amp;liga&amp;titl&amp;kern" fo:font-family="Cissanthemos:calt&amp;dlig&amp;hist&amp;liga&amp;titl&amp;kern" style:font-style-name="Regular" style:font-pitch="variable" fo:font-size="18pt" fo:font-weight="600" style:font-size-asian="28pt" style:font-weight-asian="bold" style:font-size-complex="28pt" style:font-weight-complex="bold"/>
    </style:style>
    <style:style style:name="Frame_20_contents" style:display-name="Frame contents" style:family="paragraph" style:parent-style-name="Standard" style:class="extra">
      <style:paragraph-properties fo:line-height="0.15in"/>
      <style:text-properties style:font-name="ElstobZ" fo:font-family="ElstobZ" style:font-style-name="Regular" style:font-pitch="variable" fo:font-size="8pt"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 style:family="text">
      <style:text-properties fo:color="#3465a4" style:font-name="Cissanthemos:ss12" fo:font-family="Cissanthemos:ss12" style:font-style-name="Regular" style:font-pitch="variable" fo:font-weight="6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4in" fo:min-height="0.2in" text:anchor-type="paragraph" svg:x="0in" svg:y="0in" style:wrap="parallel" style:number-wrapped-paragraphs="no-limit" style:wrap-contour="false" style:vertical-pos="top" style:vertical-rel="paragraph-content"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07:54:10.681278950</meta:creation-date>
    <dc:date>2020-03-31T16:39:15.495264678</dc:date>
    <meta:editing-duration>PT3H7M52S</meta:editing-duration>
    <meta:editing-cycles>14</meta:editing-cycles>
    <meta:generator>LibreOffice/6.2.1.2$MacOSX_X86_64 LibreOffice_project/7bcb35dc3024a62dea0caee87020152d1ee96e71</meta:generator>
    <meta:document-statistic meta:table-count="0" meta:image-count="0" meta:object-count="0" meta:page-count="4" meta:paragraph-count="48" meta:word-count="743" meta:character-count="4775" meta:non-whitespace-character-count="4061"/>
  </office:meta>
</office:document-meta>
</file>